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2.11cm"/>
    </style:style>
    <style:style style:name="co4" style:family="table-column">
      <style:table-column-properties fo:break-before="auto" style:column-width="14.737cm"/>
    </style:style>
    <style:style style:name="co5" style:family="table-column">
      <style:table-column-properties fo:break-before="auto" style:column-width="2.681cm"/>
    </style:style>
    <style:style style:name="co6" style:family="table-column">
      <style:table-column-properties fo:break-before="auto" style:column-width="2.822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2.037cm"/>
    </style:style>
    <style:style style:name="co9" style:family="table-column">
      <style:table-column-properties fo:break-before="auto" style:column-width="2.873cm"/>
    </style:style>
    <style:style style:name="co10" style:family="table-column">
      <style:table-column-properties fo:break-before="auto" style:column-width="3.3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c2e0ae"/>
    </style:style>
    <style:style style:name="ce9" style:family="table-cell" style:parent-style-name="Default">
      <style:table-cell-properties fo:background-color="#fcc79b"/>
    </style:style>
    <style:style style:name="ce12" style:family="table-cell" style:parent-style-name="Default">
      <style:table-cell-properties fo:background-color="#bce4e5"/>
    </style:style>
    <style:style style:name="ce14" style:family="table-cell" style:parent-style-name="Default">
      <style:table-cell-properties fo:background-color="#c7a0cb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cc79b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bce4e5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fff9ae"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e181e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66b3"/>
    </style:style>
    <style:style style:name="ce1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ext-properties fo:color="#0066b3"/>
    </style:style>
    <style:style style:name="ce19" style:family="table-cell" style:parent-style-name="Default">
      <style:table-cell-properties fo:border-bottom="none" style:text-align-source="fix" style:repeat-content="false" fo:border-left="0.99pt ridge #0066b3" fo:border-right="0.99pt ridge #0066b3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order-left="none" fo:border-right="0.99pt ridge #0066b3" fo:border-top="none"/>
    </style:style>
    <style:style style:name="ce3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able-cell-properties fo:background-color="#cccccc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solid" svg:stroke-color="#000000" draw:fill="solid" draw:fill-color="#ffe5ca" draw:textarea-horizontal-align="justify" draw:textarea-vertical-align="middle" draw:auto-grow-height="false" fo:min-height="1.477cm" fo:min-width="4.293cm"/>
      <style:paragraph-properties style:writing-mode="lr-tb"/>
    </style:style>
    <style:style style:name="gr2" style:family="graphic">
      <style:graphic-properties draw:stroke="solid" svg:stroke-color="#000000" draw:fill="solid" draw:fill-color="#e0efd4" draw:textarea-horizontal-align="justify" draw:textarea-vertical-align="middle" draw:auto-grow-height="false" fo:min-height="3.568cm" fo:min-width="4.065cm"/>
      <style:paragraph-properties style:writing-mode="lr-tb"/>
    </style:style>
    <style:style style:name="gr3" style:family="graphic">
      <style:graphic-properties draw:stroke="solid" svg:stroke-color="#000000" draw:fill="solid" draw:fill-color="#fff9ae" draw:textarea-horizontal-align="justify" draw:textarea-vertical-align="middle" draw:auto-grow-height="false" fo:min-height="3.628cm" fo:min-width="5.017cm"/>
      <style:paragraph-properties style:writing-mode="lr-tb"/>
    </style:style>
    <style:style style:name="gr4" style:family="graphic">
      <style:graphic-properties svg:stroke-color="#000000" draw:marker-start="Circle" draw:marker-start-width="0.5cm" draw:marker-end="Arrow_20_concave" draw:textarea-horizontal-align="center" draw:textarea-vertical-align="middle"/>
    </style:style>
    <style:style style:name="gr5" style:family="graphic">
      <style:graphic-properties svg:stroke-color="#000000" draw:marker-start="" draw:marker-start-width="0.5cm" draw:marker-end="Arrow_20_concave" draw:textarea-horizontal-align="center" draw:textarea-vertical-align="middle"/>
    </style:style>
    <style:style style:name="gr6" style:family="graphic">
      <style:graphic-properties draw:stroke="solid" svg:stroke-color="#000000" draw:fill="solid" draw:fill-color="#fff9ae" draw:textarea-horizontal-align="justify" draw:textarea-vertical-align="middle" draw:auto-grow-height="false" fo:min-height="2.213cm" fo:min-width="4.213cm"/>
      <style:paragraph-properties style:writing-mode="lr-tb"/>
    </style:style>
    <style:style style:name="gr7" style:family="graphic">
      <style:graphic-properties draw:stroke="dash" draw:stroke-dash="Dashed_20__28_var_29_" svg:stroke-width="0.05cm" draw:marker-start="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8" style:family="graphic">
      <style:graphic-properties draw:stroke="solid" svg:stroke-width="0.05cm" draw:marker-start="Arrow_20_concave" draw:marker-start-width="0.275cm" draw:marker-end="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9" style:family="graphic">
      <style:graphic-properties draw:stroke="solid" svg:stroke-width="0.05cm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0" style:family="graphic">
      <style:graphic-properties draw:stroke="dash" draw:stroke-dash="Dashed_20__28_var_29_" svg:stroke-width="0.05cm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1" style:family="graphic">
      <style:graphic-properties draw:marker-start="Fin_20_de_20_línea_20_2" draw:marker-end="Fin_20_de_20_línea_20_2" draw:textarea-horizontal-align="center" draw:textarea-vertical-align="top"/>
      <style:paragraph-properties style:writing-mode="lr-tb"/>
    </style:style>
    <style:style style:name="gr12" style:family="graphic">
      <style:graphic-properties draw:stroke="solid" draw:stroke-dash="Dashed_20__28_var_29_" svg:stroke-width="0.05cm" draw:marker-start="Arrow_20_concave" draw:marker-start-width="0.275cm" draw:marker-end="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3" style:family="graphic">
      <style:graphic-properties draw:stroke="solid" draw:stroke-dash="Dashed_20__28_var_29_" svg:stroke-width="0.05cm" draw:marker-start="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4" style:family="graphic">
      <style:graphic-properties draw:stroke="dash" draw:stroke-dash="Dashed_20__28_var_29_" svg:stroke-width="0.05cm" draw:marker-start="Arrow_20_concave" draw:marker-start-width="0.275cm" draw:marker-end="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5" style:family="graphic">
      <style:graphic-properties svg:stroke-width="0.05cm" draw:marker-start-width="0.275cm" draw:marker-end-width="0.275cm" draw:textarea-horizontal-align="center" draw:textarea-vertical-align="middle" fo:padding-top="0.025cm" fo:padding-bottom="0.025cm" fo:padding-left="0.025cm" fo:padding-right="0.025cm"/>
    </style:style>
    <style:style style:name="gr16" style:family="graphic">
      <style:graphic-properties draw:marker-start="Fin_20_de_20_línea_20_2" draw:marker-end="Fin_20_de_20_línea_20_2" draw:textarea-horizontal-align="center" draw:textarea-vertical-align="botto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="solid" draw:fill-color="#ffe5ca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e0efd4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fff9ae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9ae"/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style:paragraph-properties fo:text-align="center" style:writing-mode="lr-tb"/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tates diagram" table:style-name="ta1">
        <table:shapes>
          <draw:custom-shape draw:z-index="0" draw:style-name="gr1" draw:text-style-name="P2" svg:width="4.451cm" svg:height="1.635cm" svg:x="5.943cm" svg:y="1.053cm">
            <text:p text:style-name="P1"><text:span text:style-name="T1">Setup &amp; linking</text:span></text:p>
            <text:p text:style-name="P1"><text:span text:style-name="T1">ESPnow nod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1" draw:text-style-name="P2" svg:width="4.451cm" svg:height="1.635cm" svg:x="14.827cm" svg:y="1.033cm">
            <text:p text:style-name="P1"><text:span text:style-name="T1">Mode selection men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style-name="gr2" draw:text-style-name="P3" svg:width="4.451cm" svg:height="3.954cm" svg:x="18.299cm" svg:y="5.872cm">
            <text:p text:style-name="P1"><text:span text:style-name="T1">Server mode</text:span></text:p>
            <text:p text:style-name="P1"><text:span text:style-name="T2">(the node reports the</text:span></text:p>
            <text:p text:style-name="P1"><text:span text:style-name="T2">data which is going</text:span></text:p>
            <text:p text:style-name="P1"><text:span text:style-name="T2">to be processed by the</text:span></text:p>
            <text:p text:style-name="P1"><text:span text:style-name="T2">main nod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style-name="gr3" draw:text-style-name="P5" svg:width="5.409cm" svg:height="4.02cm" svg:x="10.121cm" svg:y="8.794cm">
            <text:p text:style-name="P4"><text:span text:style-name="T1">Operation mode</text:span></text:p>
            <text:p text:style-name="P4">(only for the main node,</text:p>
            <text:p text:style-name="P4">controlling the times and</text:p>
            <text:p text:style-name="P4">processing every frame</text:p>
            <text:p text:style-name="P4">received from another node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4" draw:style-name="gr4" draw:text-style-name="P6" svg:x1="3.195cm" svg:y1="1.871cm" svg:x2="5.943cm" svg:y2="1.849cm">
            <text:p/>
          </draw:line>
          <draw:line draw:z-index="5" draw:style-name="gr5" draw:text-style-name="P6" svg:x1="10.458cm" svg:y1="1.849cm" svg:x2="14.846cm" svg:y2="1.849cm">
            <text:p/>
          </draw:line>
          <draw:line draw:z-index="6" draw:style-name="gr5" draw:text-style-name="P6" svg:x1="15.229cm" svg:y1="2.709cm" svg:x2="12.546cm" svg:y2="4.516cm">
            <text:p/>
          </draw:line>
          <draw:line draw:z-index="7" draw:style-name="gr5" draw:text-style-name="P6" svg:x1="20.789cm" svg:y1="5.891cm" svg:x2="18.51cm" svg:y2="2.688cm">
            <text:p/>
          </draw:line>
          <draw:line draw:z-index="8" draw:style-name="gr5" draw:text-style-name="P6" svg:x1="13.93cm" svg:y1="8.773cm" svg:x2="16.294cm" svg:y2="2.688cm">
            <text:p/>
          </draw:line>
          <draw:line draw:z-index="9" draw:style-name="gr5" draw:text-style-name="P6" svg:x1="17.573cm" svg:y1="2.688cm" svg:x2="19.745cm" svg:y2="5.891cm">
            <text:p/>
          </draw:line>
          <draw:custom-shape draw:z-index="10" draw:style-name="gr6" draw:text-style-name="P7" svg:width="4.451cm" svg:height="2.451cm" svg:x="9.969cm" svg:y="4.516cm">
            <text:p text:style-name="P1"><text:span text:style-name="T1">Nodes selection</text:span></text:p>
            <text:p text:style-name="P1"><text:span text:style-name="T2">(send messages to the</text:span></text:p>
            <text:p text:style-name="P1"><text:span text:style-name="T2">selected nodes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11" draw:style-name="gr5" draw:text-style-name="P6" svg:x1="12.162cm" svg:y1="6.988cm" svg:x2="12.162cm" svg:y2="8.816cm">
            <text:p/>
          </draw:line>
        </table:shapes>
        <table:table-column table:style-name="co1" table:default-cell-style-name="Default"/>
        <table:table-row table:style-name="ro1">
          <table:table-cell/>
        </table:table-row>
      </table:table>
      <table:table table:name="Messages" table:style-name="ta1">
        <table:table-column table:style-name="co2" table:default-cell-style-name="ce12"/>
        <table:table-column table:style-name="co3" table:default-cell-style-name="ce17"/>
        <table:table-column table:style-name="co1" table:number-columns-repeated="2" table:default-cell-style-name="ce17"/>
        <table:table-column table:style-name="co4" table:default-cell-style-name="ce12"/>
        <table:table-row table:style-name="ro1">
          <table:table-cell table:style-name="ce8" office:value-type="string" calcext:value-type="string">
            <text:p>link_msg</text:p>
          </table:table-cell>
          <table:table-cell table:style-name="ce14" office:value-type="string" calcext:value-type="string">
            <text:p>1 byte</text:p>
          </table:table-cell>
          <table:table-cell table:style-name="ce28" office:value-type="string" calcext:value-type="string" table:number-columns-spanned="3" table:number-rows-spanned="1">
            <text:p>Used to identify the nodes are turned on and linked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0</text:p>
          </table:table-cell>
        </table:table-row>
        <table:table-row table:style-name="ro1">
          <table:table-cell office:value-type="string" calcext:value-type="string">
            <text:p>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CK or ask for it. 1 = true; 0 = false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mode_msg</text:p>
          </table:table-cell>
          <table:table-cell table:style-name="ce14" office:value-type="string" calcext:value-type="string">
            <text:p>1 byte</text:p>
          </table:table-cell>
          <table:table-cell table:style-name="ce28" office:value-type="string" calcext:value-type="string" table:number-columns-spanned="3" table:number-rows-spanned="1">
            <text:p>Used to prepare the other nodes to the working modes that involve ESPnow comm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1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rking mode (0 – 7)</text:p>
          </table:table-cell>
        </table:table-row>
        <table:table-row table:style-name="ro1">
          <table:table-cell office:value-type="string" calcext:value-type="string">
            <text:p>Req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quest from main (1), answer to accept from secondary (0) or release node from main (0)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string" calcext:value-type="string">
            <text:p>1 byt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detection_msg</text:p>
          </table:table-cell>
          <table:table-cell table:style-name="ce14" office:value-type="string" calcext:value-type="string">
            <text:p>1 byte</text:p>
          </table:table-cell>
          <table:table-cell table:style-name="ce28" office:value-type="string" calcext:value-type="string" table:number-columns-spanned="3" table:number-rows-spanned="1">
            <text:p>Used to tx the detection instant to the main node. If no msg returned, try to send up to 8 times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2</text:p>
          </table:table-cell>
        </table:table-row>
        <table:table-row table:style-name="ro1">
          <table:table-cell office:value-type="string" calcext:value-type="string">
            <text:p>Attempt numb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p to 8 attempts, separated 20 ms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time_msg</text:p>
          </table:table-cell>
          <table:table-cell table:style-name="ce14" office:value-type="string" calcext:value-type="string">
            <text:p>3 bytes</text:p>
          </table:table-cell>
          <table:table-cell table:style-name="ce28" office:value-type="string" calcext:value-type="string" table:number-columns-spanned="3" table:number-rows-spanned="1">
            <text:p>Used to send the partial times that are going to be showed in each secondary node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3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Time to show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al time in milliseconds. Up to 65 sec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lowBattery_msg</text:p>
          </table:table-cell>
          <table:table-cell table:style-name="ce14" office:value-type="string" calcext:value-type="string">
            <text:p>1 byte</text:p>
          </table:table-cell>
          <table:table-cell table:style-name="ce28" office:value-type="string" calcext:value-type="string" table:number-columns-spanned="3" table:number-rows-spanned="1">
            <text:p>Used to monitor the battery voltage when the data is being transmitted to a PC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4</text:p>
          </table:table-cell>
        </table:table-row>
        <table:table-row table:style-name="ro1">
          <table:table-cell office:value-type="string" calcext:value-type="string">
            <text:p>Low battery fl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w battery flag. 1 = true; 0 = false</text:p>
          </table:table-cell>
        </table:table-row>
        <table:table-row table:style-name="ro1">
          <table:table-cell office:value-type="string" calcext:value-type="string">
            <text:p>Battery voltag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nt as: (batt_volt – 2.7) * 10 where 3V &lt; batt_volt &lt; 4.2V</text:p>
          </table:table-cell>
        </table:table-row>
      </table:table>
      <table:table table:name="Communication protocol" table:style-name="ta1">
        <table:shapes>
          <draw:line draw:z-index="0" draw:style-name="gr7" draw:text-style-name="P4" svg:x1="2.662cm" svg:y1="2.689cm" svg:x2="7.156cm" svg:y2="3.097cm">
            <text:p text:style-name="P6">link(0, 0)</text:p>
          </draw:line>
          <draw:line draw:z-index="1" draw:style-name="gr8" draw:text-style-name="P4" svg:x1="2.662cm" svg:y1="11.677cm" svg:x2="7.156cm" svg:y2="11.225cm">
            <text:p text:style-name="P6">link(0, 0)</text:p>
          </draw:line>
          <draw:line draw:z-index="2" draw:style-name="gr9" draw:text-style-name="P4" svg:x1="2.662cm" svg:y1="12.658cm" svg:x2="7.181cm" svg:y2="13.095cm">
            <text:p text:style-name="P6">link(0, 0)</text:p>
          </draw:line>
          <draw:line draw:z-index="3" draw:style-name="gr10" draw:text-style-name="P4" svg:x1="2.641cm" svg:y1="5.433cm" svg:x2="7.177cm" svg:y2="5.878cm">
            <text:p text:style-name="P6">link(0, 0)</text:p>
          </draw:line>
          <draw:line draw:z-index="4" draw:style-name="gr10" draw:text-style-name="P4" svg:x1="2.662cm" svg:y1="8.143cm" svg:x2="7.177cm" svg:y2="8.616cm">
            <text:p text:style-name="P6">link(0, 0)</text:p>
          </draw:line>
          <draw:line draw:z-index="5" draw:style-name="gr11" draw:text-style-name="P8" svg:x1="2.828cm" svg:y1="8.143cm" svg:x2="2.828cm" svg:y2="5.476cm">
            <text:p text:style-name="P6"><text:span text:style-name="T3">2 sec without</text:span></text:p>
            <text:p text:style-name="P6"><text:span text:style-name="T3">any link_msg</text:span></text:p>
            <text:p text:style-name="P6"><text:span text:style-name="T3">received from</text:span></text:p>
            <text:p text:style-name="P6"><text:span text:style-name="T3">node 2</text:span></text:p>
          </draw:line>
          <draw:line draw:z-index="6" draw:style-name="gr11" draw:text-style-name="P8" svg:x1="2.828cm" svg:y1="5.335cm" svg:x2="2.828cm" svg:y2="2.668cm">
            <text:p text:style-name="P6"><text:span text:style-name="T3">2 sec without</text:span></text:p>
            <text:p text:style-name="P6"><text:span text:style-name="T3">any link_msg</text:span></text:p>
            <text:p text:style-name="P6"><text:span text:style-name="T3">received from</text:span></text:p>
            <text:p text:style-name="P6"><text:span text:style-name="T3">node 2</text:span></text:p>
          </draw:line>
          <draw:line draw:z-index="7" draw:style-name="gr12" draw:text-style-name="P4" svg:x1="27.318cm" svg:y1="2.258cm" svg:x2="31.812cm" svg:y2="1.806cm">
            <text:p text:style-name="P6">detection(2, 0)</text:p>
          </draw:line>
          <draw:line draw:z-index="8" draw:style-name="gr13" draw:text-style-name="P4" svg:x1="27.36cm" svg:y1="2.689cm" svg:x2="31.835cm" svg:y2="3.118cm">
            <text:p text:style-name="P6">time(3, time)</text:p>
          </draw:line>
          <draw:line draw:z-index="9" draw:style-name="gr12" draw:text-style-name="P4" svg:x1="27.322cm" svg:y1="8.131cm" svg:x2="31.816cm" svg:y2="7.679cm">
            <text:p text:style-name="P6">detection(2, 0)</text:p>
          </draw:line>
          <draw:line draw:z-index="10" draw:style-name="gr7" draw:text-style-name="P4" svg:x1="27.344cm" svg:y1="8.6cm" svg:x2="31.819cm" svg:y2="9.029cm">
            <text:p text:style-name="P6">time(3, time)</text:p>
          </draw:line>
          <draw:line draw:z-index="11" draw:style-name="gr11" draw:text-style-name="P8" svg:x1="32.118cm" svg:y1="9.487cm" svg:x2="32.118cm" svg:y2="7.638cm">
            <text:p text:style-name="P6"><text:span text:style-name="T3">Waiting ack</text:span></text:p>
            <text:p text:style-name="P6"><text:span text:style-name="T3">20 ms</text:span></text:p>
          </draw:line>
          <draw:line draw:z-index="12" draw:style-name="gr12" draw:text-style-name="P4" svg:x1="27.322cm" svg:y1="9.934cm" svg:x2="31.816cm" svg:y2="9.482cm">
            <text:p text:style-name="P6">detection(2, 1)</text:p>
          </draw:line>
          <draw:line draw:z-index="13" draw:style-name="gr13" draw:text-style-name="P4" svg:x1="27.323cm" svg:y1="10.386cm" svg:x2="31.798cm" svg:y2="10.815cm">
            <text:p text:style-name="P6">time(3, time)</text:p>
          </draw:line>
          <draw:line draw:z-index="14" draw:style-name="gr8" draw:text-style-name="P4" svg:x1="27.322cm" svg:y1="5.822cm" svg:x2="31.816cm" svg:y2="5.37cm">
            <text:p text:style-name="P6">lowBattery(4, 0/1, volt)</text:p>
          </draw:line>
          <draw:line draw:z-index="15" draw:style-name="gr14" draw:text-style-name="P4" svg:x1="27.319cm" svg:y1="15.354cm" svg:x2="31.813cm" svg:y2="14.902cm">
            <text:p text:style-name="P6">detection(2, 1)</text:p>
          </draw:line>
          <draw:line draw:z-index="16" draw:style-name="gr14" draw:text-style-name="P4" svg:x1="27.319cm" svg:y1="18.064cm" svg:x2="31.813cm" svg:y2="17.612cm">
            <text:p text:style-name="P6">detection(2, 7)</text:p>
          </draw:line>
          <draw:line draw:z-index="17" draw:style-name="gr11" draw:text-style-name="P8" svg:x1="32.106cm" svg:y1="19.432cm" svg:x2="32.106cm" svg:y2="17.583cm">
            <text:p text:style-name="P6"><text:span text:style-name="T3">Waiting ack</text:span></text:p>
            <text:p text:style-name="P6"><text:span text:style-name="T3">20 ms</text:span></text:p>
          </draw:line>
          <draw:line draw:z-index="18" draw:style-name="gr15" draw:text-style-name="P6" svg:x1="31.436cm" svg:y1="16.492cm" svg:x2="32.207cm" svg:y2="16.256cm">
            <text:p/>
          </draw:line>
          <draw:line draw:z-index="19" draw:style-name="gr15" draw:text-style-name="P6" svg:x1="31.437cm" svg:y1="16.642cm" svg:x2="32.208cm" svg:y2="16.406cm">
            <text:p/>
          </draw:line>
          <draw:line draw:z-index="20" draw:style-name="gr15" draw:text-style-name="P6" svg:x1="26.918cm" svg:y1="16.492cm" svg:x2="27.689cm" svg:y2="16.256cm">
            <text:p/>
          </draw:line>
          <draw:line draw:z-index="21" draw:style-name="gr15" draw:text-style-name="P6" svg:x1="26.919cm" svg:y1="16.642cm" svg:x2="27.69cm" svg:y2="16.406cm">
            <text:p/>
          </draw:line>
          <draw:line draw:z-index="22" draw:style-name="gr14" draw:text-style-name="P4" svg:x1="27.319cm" svg:y1="13.547cm" svg:x2="31.813cm" svg:y2="13.095cm">
            <text:p text:style-name="P6">detection(2, 0)</text:p>
          </draw:line>
          <draw:line draw:z-index="23" draw:style-name="gr11" draw:text-style-name="P8" svg:x1="32.14cm" svg:y1="14.945cm" svg:x2="32.14cm" svg:y2="13.096cm">
            <text:p text:style-name="P6"><text:span text:style-name="T3">Waiting ack</text:span></text:p>
            <text:p text:style-name="P6"><text:span text:style-name="T3">20 ms</text:span></text:p>
          </draw:line>
          <draw:line draw:z-index="24" draw:style-name="gr12" draw:text-style-name="P4" svg:x1="14.959cm" svg:y1="3.613cm" svg:x2="19.453cm" svg:y2="3.161cm">
            <text:p text:style-name="P6">mode(1, mode, 0)</text:p>
          </draw:line>
          <draw:line draw:z-index="25" draw:style-name="gr11" draw:text-style-name="P8" svg:x1="15.259cm" svg:y1="6.28cm" svg:x2="15.259cm" svg:y2="3.613cm">
            <text:p text:style-name="P6"><text:span text:style-name="T3">2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26" draw:style-name="gr13" draw:text-style-name="P4" svg:x1="14.96cm" svg:y1="6.323cm" svg:x2="19.435cm" svg:y2="6.752cm">
            <text:p text:style-name="P6">link(0, 1)</text:p>
          </draw:line>
          <draw:line draw:z-index="27" draw:style-name="gr12" draw:text-style-name="P4" svg:x1="14.959cm" svg:y1="7.677cm" svg:x2="19.453cm" svg:y2="7.225cm">
            <text:p text:style-name="P6">link(0, 1)</text:p>
          </draw:line>
          <draw:line draw:z-index="28" draw:style-name="gr15" draw:text-style-name="P6" svg:x1="14.559cm" svg:y1="8.364cm" svg:x2="15.33cm" svg:y2="8.128cm">
            <text:p/>
          </draw:line>
          <draw:line draw:z-index="29" draw:style-name="gr15" draw:text-style-name="P6" svg:x1="14.56cm" svg:y1="8.514cm" svg:x2="15.331cm" svg:y2="8.278cm">
            <text:p/>
          </draw:line>
          <draw:line draw:z-index="30" draw:style-name="gr15" draw:text-style-name="P6" svg:x1="19.077cm" svg:y1="8.364cm" svg:x2="19.848cm" svg:y2="8.128cm">
            <text:p/>
          </draw:line>
          <draw:line draw:z-index="31" draw:style-name="gr15" draw:text-style-name="P6" svg:x1="19.078cm" svg:y1="8.514cm" svg:x2="19.849cm" svg:y2="8.278cm">
            <text:p/>
          </draw:line>
          <draw:line draw:z-index="32" draw:style-name="gr13" draw:text-style-name="P4" svg:x1="14.96cm" svg:y1="9.484cm" svg:x2="19.435cm" svg:y2="9.913cm">
            <text:p text:style-name="P6">mode(1, x, 0)</text:p>
          </draw:line>
          <draw:line draw:z-index="33" draw:style-name="gr13" draw:text-style-name="P4" svg:x1="14.96cm" svg:y1="1.807cm" svg:x2="19.435cm" svg:y2="2.236cm">
            <text:p text:style-name="P6">mode(1, mode, 1)</text:p>
          </draw:line>
          <draw:line draw:z-index="34" draw:style-name="gr15" draw:text-style-name="P6" svg:x1="14.559cm" svg:y1="11.525cm" svg:x2="15.33cm" svg:y2="11.289cm">
            <text:p/>
          </draw:line>
          <draw:line draw:z-index="35" draw:style-name="gr15" draw:text-style-name="P6" svg:x1="14.56cm" svg:y1="11.675cm" svg:x2="15.331cm" svg:y2="11.439cm">
            <text:p/>
          </draw:line>
          <draw:line draw:z-index="36" draw:style-name="gr15" draw:text-style-name="P6" svg:x1="19.077cm" svg:y1="11.525cm" svg:x2="19.848cm" svg:y2="11.289cm">
            <text:p/>
          </draw:line>
          <draw:line draw:z-index="37" draw:style-name="gr15" draw:text-style-name="P6" svg:x1="19.078cm" svg:y1="11.675cm" svg:x2="19.849cm" svg:y2="11.439cm">
            <text:p/>
          </draw:line>
          <draw:line draw:z-index="38" draw:style-name="gr7" draw:text-style-name="P4" svg:x1="14.96cm" svg:y1="13.096cm" svg:x2="19.435cm" svg:y2="13.525cm">
            <text:p text:style-name="P6">mode(1, mode, 1)</text:p>
          </draw:line>
          <draw:line draw:z-index="39" draw:style-name="gr16" draw:text-style-name="P8" svg:x1="14.659cm" svg:y1="15.763cm" svg:x2="14.659cm" svg:y2="13.096cm">
            <text:p text:style-name="P6"><text:span text:style-name="T3">100 ms without</text:span></text:p>
            <text:p text:style-name="P6"><text:span text:style-name="T3">any mode_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40" draw:style-name="gr7" draw:text-style-name="P4" svg:x1="14.96cm" svg:y1="15.805cm" svg:x2="19.435cm" svg:y2="16.234cm">
            <text:p text:style-name="P6">mode(1, mode, 1)</text:p>
          </draw:line>
          <draw:line draw:z-index="41" draw:style-name="gr16" draw:text-style-name="P8" svg:x1="14.659cm" svg:y1="18.473cm" svg:x2="14.659cm" svg:y2="15.806cm">
            <text:p text:style-name="P6"><text:span text:style-name="T3">100 ms without</text:span></text:p>
            <text:p text:style-name="P6"><text:span text:style-name="T3">any mode_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42" draw:style-name="gr16" draw:text-style-name="P8" svg:x1="14.659cm" svg:y1="21.182cm" svg:x2="14.659cm" svg:y2="18.515cm">
            <text:p text:style-name="P6"><text:span text:style-name="T3">100 ms without</text:span></text:p>
            <text:p text:style-name="P6"><text:span text:style-name="T3">any mode_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43" draw:style-name="gr7" draw:text-style-name="P4" svg:x1="14.96cm" svg:y1="18.515cm" svg:x2="19.435cm" svg:y2="18.944cm">
            <text:p text:style-name="P6">mode(1, mode, 1)</text:p>
          </draw:line>
          <draw:line draw:z-index="44" draw:style-name="gr15" draw:text-style-name="P6" svg:x1="14.559cm" svg:y1="22.814cm" svg:x2="15.33cm" svg:y2="22.578cm">
            <text:p/>
          </draw:line>
          <draw:line draw:z-index="45" draw:style-name="gr15" draw:text-style-name="P6" svg:x1="14.56cm" svg:y1="22.964cm" svg:x2="15.331cm" svg:y2="22.728cm">
            <text:p/>
          </draw:line>
          <draw:line draw:z-index="46" draw:style-name="gr15" draw:text-style-name="P6" svg:x1="19.077cm" svg:y1="22.814cm" svg:x2="19.848cm" svg:y2="22.578cm">
            <text:p/>
          </draw:line>
          <draw:line draw:z-index="47" draw:style-name="gr15" draw:text-style-name="P6" svg:x1="19.078cm" svg:y1="22.964cm" svg:x2="19.849cm" svg:y2="22.728cm">
            <text:p/>
          </draw:line>
          <draw:line draw:z-index="48" draw:style-name="gr13" draw:text-style-name="P4" svg:x1="14.96cm" svg:y1="24.385cm" svg:x2="19.435cm" svg:y2="24.814cm">
            <text:p text:style-name="P6">mode(1, mode, 1)</text:p>
          </draw:line>
          <draw:line draw:z-index="49" draw:style-name="gr14" draw:text-style-name="P4" svg:x1="14.959cm" svg:y1="26.191cm" svg:x2="19.453cm" svg:y2="25.739cm">
            <text:p text:style-name="P6">mode(1, mode, 0)</text:p>
          </draw:line>
          <draw:line draw:z-index="50" draw:style-name="gr16" draw:text-style-name="P8" svg:x1="14.659cm" svg:y1="27.052cm" svg:x2="14.659cm" svg:y2="24.385cm">
            <text:p text:style-name="P6"><text:span text:style-name="T3">100 ms without</text:span></text:p>
            <text:p text:style-name="P6"><text:span text:style-name="T3">any mode_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1" draw:style-name="gr13" draw:text-style-name="P4" svg:x1="14.96cm" svg:y1="27.094cm" svg:x2="19.435cm" svg:y2="27.523cm">
            <text:p text:style-name="P6">mode(1, mode, 1)</text:p>
          </draw:line>
          <draw:line draw:z-index="52" draw:style-name="gr12" draw:text-style-name="P4" svg:x1="14.959cm" svg:y1="28.449cm" svg:x2="19.453cm" svg:y2="27.997cm">
            <text:p text:style-name="P6">mode(1, mode, 0)</text:p>
          </draw:line>
          <draw:line draw:z-index="53" draw:style-name="gr11" draw:text-style-name="P8" svg:x1="15.159cm" svg:y1="31.116cm" svg:x2="15.159cm" svg:y2="28.449cm">
            <text:p text:style-name="P6"><text:span text:style-name="T3">2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4" draw:style-name="gr13" draw:text-style-name="P4" svg:x1="14.96cm" svg:y1="31.158cm" svg:x2="19.435cm" svg:y2="31.587cm">
            <text:p text:style-name="P6">link(0, 1)</text:p>
          </draw:line>
          <draw:line draw:z-index="55" draw:style-name="gr16" draw:text-style-name="P8" svg:x1="14.757cm" svg:y1="35.157cm" svg:x2="14.759cm" svg:y2="32.458cm">
            <text:p text:style-name="P6"><text:span text:style-name="T3">2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6" draw:style-name="gr16" draw:text-style-name="P8" svg:x1="14.786cm" svg:y1="37.901cm" svg:x2="14.786cm" svg:y2="35.234cm">
            <text:p text:style-name="P6"><text:span text:style-name="T3">2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7" draw:style-name="gr16" draw:text-style-name="P8" svg:x1="12.158cm" svg:y1="40.167cm" svg:x2="12.159cm" svg:y2="32.47cm">
            <text:p text:style-name="P6"><text:span text:style-name="T3">4.5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8" draw:style-name="gr12" draw:text-style-name="P4" svg:x1="14.959cm" svg:y1="32.513cm" svg:x2="19.453cm" svg:y2="32.061cm">
            <text:p text:style-name="P6">link(0, 1)</text:p>
          </draw:line>
          <draw:line draw:z-index="59" draw:style-name="gr11" draw:text-style-name="P8" svg:x1="19.686cm" svg:y1="41.598cm" svg:x2="19.677cm" svg:y2="38.38cm">
            <text:p text:style-name="P6"><text:span text:style-name="T3">4.5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main node</text:span></text:p>
          </draw:line>
          <draw:line draw:z-index="60" draw:style-name="gr9" draw:text-style-name="P4" svg:x1="2.686cm" svg:y1="15.354cm" svg:x2="7.205cm" svg:y2="15.791cm">
            <text:p text:style-name="P6">link(0, 0)</text:p>
          </draw:line>
          <draw:line draw:z-index="61" draw:style-name="gr9" draw:text-style-name="P4" svg:x1="2.686cm" svg:y1="18.966cm" svg:x2="7.205cm" svg:y2="19.403cm">
            <text:p text:style-name="P6">link(0, 0)</text:p>
          </draw:line>
          <draw:line draw:z-index="62" draw:style-name="gr8" draw:text-style-name="P4" svg:x1="2.685cm" svg:y1="17.16cm" svg:x2="7.179cm" svg:y2="16.708cm">
            <text:p text:style-name="P6">link(0, 0)</text:p>
          </draw:line>
          <draw:line draw:z-index="63" draw:style-name="gr8" draw:text-style-name="P4" svg:x1="2.685cm" svg:y1="20.772cm" svg:x2="7.179cm" svg:y2="20.32cm">
            <text:p text:style-name="P6">link(0, 0)</text:p>
          </draw:line>
          <draw:line draw:z-index="64" draw:style-name="gr16" draw:text-style-name="P8" svg:x1="2.387cm" svg:y1="18.944cm" svg:x2="2.386cm" svg:y2="15.332cm">
            <text:p text:style-name="P6"><text:span text:style-name="T3">Send link_msg</text:span></text:p>
            <text:p text:style-name="P6"><text:span text:style-name="T3">every 2 sec to</text:span></text:p>
            <text:p text:style-name="P6"><text:span text:style-name="T3">hold the comm</text:span></text:p>
          </draw:line>
          <draw:line draw:z-index="65" draw:style-name="gr11" draw:text-style-name="P8" svg:x1="7.405cm" svg:y1="20.319cm" svg:x2="7.404cm" svg:y2="16.707cm">
            <text:p text:style-name="P6"><text:span text:style-name="T3">Send link_msg</text:span></text:p>
            <text:p text:style-name="P6"><text:span text:style-name="T3">every 2 seconds to</text:span></text:p>
            <text:p text:style-name="P6"><text:span text:style-name="T3">hold the comm</text:span></text:p>
          </draw:line>
          <draw:line draw:z-index="66" draw:style-name="gr16" draw:text-style-name="P8" svg:x1="2.408cm" svg:y1="25.266cm" svg:x2="2.401cm" svg:y2="20.771cm">
            <text:p text:style-name="P6"><text:span text:style-name="T3">4.5 sec without</text:span></text:p>
            <text:p text:style-name="P6"><text:span text:style-name="T3">any link_msg</text:span></text:p>
            <text:p text:style-name="P6"><text:span text:style-name="T3">received from</text:span></text:p>
            <text:p text:style-name="P6"><text:span text:style-name="T3">node 2</text:span></text:p>
          </draw:line>
          <draw:line draw:z-index="67" draw:style-name="gr15" draw:text-style-name="P6" svg:x1="2.328cm" svg:y1="14.836cm" svg:x2="3.068cm" svg:y2="14.6cm">
            <text:p/>
          </draw:line>
          <draw:line draw:z-index="68" draw:style-name="gr15" draw:text-style-name="P6" svg:x1="6.766cm" svg:y1="14.836cm" svg:x2="7.506cm" svg:y2="14.6cm">
            <text:p/>
          </draw:line>
          <draw:line draw:z-index="69" draw:style-name="gr15" draw:text-style-name="P6" svg:x1="2.327cm" svg:y1="14.686cm" svg:x2="3.067cm" svg:y2="14.45cm">
            <text:p/>
          </draw:line>
          <draw:line draw:z-index="70" draw:style-name="gr15" draw:text-style-name="P6" svg:x1="6.765cm" svg:y1="14.686cm" svg:x2="7.505cm" svg:y2="14.45cm">
            <text:p/>
          </draw:line>
          <draw:line draw:z-index="71" draw:style-name="gr15" draw:text-style-name="P6" svg:x1="26.887cm" svg:y1="4.3cm" svg:x2="27.691cm" svg:y2="4.064cm">
            <text:p/>
          </draw:line>
          <draw:line draw:z-index="72" draw:style-name="gr15" draw:text-style-name="P6" svg:x1="26.888cm" svg:y1="4.45cm" svg:x2="27.692cm" svg:y2="4.214cm">
            <text:p/>
          </draw:line>
          <draw:line draw:z-index="73" draw:style-name="gr15" draw:text-style-name="P6" svg:x1="31.399cm" svg:y1="4.3cm" svg:x2="32.203cm" svg:y2="4.064cm">
            <text:p/>
          </draw:line>
          <draw:line draw:z-index="74" draw:style-name="gr15" draw:text-style-name="P6" svg:x1="31.4cm" svg:y1="4.45cm" svg:x2="32.204cm" svg:y2="4.214cm">
            <text:p/>
          </draw:line>
          <draw:line draw:z-index="75" draw:style-name="gr15" draw:text-style-name="P6" svg:x1="26.887cm" svg:y1="7.009cm" svg:x2="27.691cm" svg:y2="6.773cm">
            <text:p/>
          </draw:line>
          <draw:line draw:z-index="76" draw:style-name="gr15" draw:text-style-name="P6" svg:x1="26.888cm" svg:y1="7.159cm" svg:x2="27.692cm" svg:y2="6.923cm">
            <text:p/>
          </draw:line>
          <draw:line draw:z-index="77" draw:style-name="gr15" draw:text-style-name="P6" svg:x1="31.399cm" svg:y1="7.009cm" svg:x2="32.203cm" svg:y2="6.773cm">
            <text:p/>
          </draw:line>
          <draw:line draw:z-index="78" draw:style-name="gr15" draw:text-style-name="P6" svg:x1="31.4cm" svg:y1="7.159cm" svg:x2="32.204cm" svg:y2="6.923cm">
            <text:p/>
          </draw:line>
          <draw:line draw:z-index="79" draw:style-name="gr15" draw:text-style-name="P6" svg:x1="26.887cm" svg:y1="11.976cm" svg:x2="27.691cm" svg:y2="11.74cm">
            <text:p/>
          </draw:line>
          <draw:line draw:z-index="80" draw:style-name="gr15" draw:text-style-name="P6" svg:x1="26.888cm" svg:y1="12.126cm" svg:x2="27.692cm" svg:y2="11.89cm">
            <text:p/>
          </draw:line>
          <draw:line draw:z-index="81" draw:style-name="gr15" draw:text-style-name="P6" svg:x1="31.399cm" svg:y1="11.976cm" svg:x2="32.203cm" svg:y2="11.74cm">
            <text:p/>
          </draw:line>
          <draw:line draw:z-index="82" draw:style-name="gr15" draw:text-style-name="P6" svg:x1="31.4cm" svg:y1="12.126cm" svg:x2="32.204cm" svg:y2="11.89cm">
            <text:p/>
          </draw:line>
          <draw:line draw:z-index="83" draw:style-name="gr16" draw:text-style-name="P8" svg:x1="2.387cm" svg:y1="9.031cm" svg:x2="2.4cm" svg:y2="2.662cm">
            <text:p text:style-name="P6"><text:span text:style-name="T3">4.5 sec without</text:span></text:p>
            <text:p text:style-name="P6"><text:span text:style-name="T3">any link_msg</text:span></text:p>
            <text:p text:style-name="P6"><text:span text:style-name="T3">received from</text:span></text:p>
            <text:p text:style-name="P6"><text:span text:style-name="T3">node 2</text:span></text:p>
          </draw:line>
          <draw:line draw:z-index="84" draw:style-name="gr9" draw:text-style-name="P4" svg:x1="2.686cm" svg:y1="22.128cm" svg:x2="7.205cm" svg:y2="22.565cm">
            <text:p text:style-name="P6">link(0, 0)</text:p>
          </draw:line>
          <draw:line draw:z-index="85" draw:style-name="gr9" draw:text-style-name="P4" svg:x1="2.686cm" svg:y1="23.934cm" svg:x2="7.205cm" svg:y2="24.371cm">
            <text:p text:style-name="P6">link(0, 0)</text:p>
          </draw:line>
          <draw:line draw:z-index="86" draw:style-name="gr13" draw:text-style-name="P4" svg:x1="14.96cm" svg:y1="35.222cm" svg:x2="19.435cm" svg:y2="35.651cm">
            <text:p text:style-name="P6">link(0, 1)</text:p>
          </draw:line>
          <draw:line draw:z-index="87" draw:style-name="gr14" draw:text-style-name="P4" svg:x1="14.959cm" svg:y1="36.576cm" svg:x2="19.453cm" svg:y2="36.124cm">
            <text:p text:style-name="P6">link(0, 1)</text:p>
          </draw:line>
          <draw:line draw:z-index="88" draw:style-name="gr13" draw:text-style-name="P4" svg:x1="14.96cm" svg:y1="37.932cm" svg:x2="19.435cm" svg:y2="38.361cm">
            <text:p text:style-name="P6">link(0, 1)</text:p>
          </draw:line>
          <draw:line draw:z-index="89" draw:style-name="gr14" draw:text-style-name="P4" svg:x1="14.959cm" svg:y1="39.286cm" svg:x2="19.453cm" svg:y2="38.834cm">
            <text:p text:style-name="P6">link(0, 1)</text:p>
          </draw:line>
          <draw:line draw:z-index="90" draw:style-name="gr15" draw:text-style-name="P6" svg:x1="14.559cm" svg:y1="44.037cm" svg:x2="15.33cm" svg:y2="43.801cm">
            <text:p/>
          </draw:line>
          <draw:line draw:z-index="91" draw:style-name="gr15" draw:text-style-name="P6" svg:x1="14.56cm" svg:y1="44.187cm" svg:x2="15.331cm" svg:y2="43.951cm">
            <text:p/>
          </draw:line>
          <draw:line draw:z-index="92" draw:style-name="gr15" draw:text-style-name="P6" svg:x1="19.077cm" svg:y1="44.037cm" svg:x2="19.848cm" svg:y2="43.801cm">
            <text:p/>
          </draw:line>
          <draw:line draw:z-index="93" draw:style-name="gr15" draw:text-style-name="P6" svg:x1="19.078cm" svg:y1="44.187cm" svg:x2="19.849cm" svg:y2="43.951cm">
            <text:p/>
          </draw:line>
          <draw:line draw:z-index="94" draw:style-name="gr13" draw:text-style-name="P4" svg:x1="14.96cm" svg:y1="45.157cm" svg:x2="19.435cm" svg:y2="45.586cm">
            <text:p text:style-name="P6">link(0, 1)</text:p>
          </draw:line>
          <draw:line draw:z-index="95" draw:style-name="gr12" draw:text-style-name="P4" svg:x1="14.959cm" svg:y1="47.413cm" svg:x2="19.453cm" svg:y2="46.961cm">
            <text:p text:style-name="P6">link(0, 0)</text:p>
          </draw:line>
        </table:shapes>
        <table:table-column table:style-name="co5" table:default-cell-style-name="ce31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31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1"/>
        <table:table-column table:style-name="co1" table:number-columns-repeated="2" table:default-cell-style-name="Default"/>
        <table:table-column table:style-name="co10" table:default-cell-style-name="Default"/>
        <table:table-row table:style-name="ro1">
          <table:table-cell table:style-name="ce13" office:value-type="string" calcext:value-type="string" table:number-columns-spanned="4" table:number-rows-spanned="1">
            <text:p>Link</text:p>
          </table:table-cell>
          <table:covered-table-cell table:number-columns-repeated="3"/>
          <table:table-cell/>
          <table:table-cell table:style-name="ce13" office:value-type="string" calcext:value-type="string" table:number-columns-spanned="4" table:number-rows-spanned="1">
            <text:p>Mode selection</text:p>
          </table:table-cell>
          <table:covered-table-cell table:number-columns-repeated="3"/>
          <table:table-cell/>
          <table:table-cell table:style-name="ce13" office:value-type="string" calcext:value-type="string" table:number-columns-spanned="4" table:number-rows-spanned="1">
            <text:p>Tx messages (during mode with multiple nodes)</text:p>
          </table:table-cell>
          <table:covered-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Node 1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Node 2</text:p>
          </table:table-cell>
          <table:covered-table-cell table:style-name="ce18"/>
          <table:table-cell/>
          <table:table-cell table:style-name="ce15" office:value-type="string" calcext:value-type="string" table:number-columns-spanned="2" table:number-rows-spanned="1">
            <text:p>Main node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Secondary node</text:p>
          </table:table-cell>
          <table:covered-table-cell table:style-name="ce18"/>
          <table:table-cell/>
          <table:table-cell table:style-name="ce15" office:value-type="string" calcext:value-type="string" table:number-columns-spanned="2" table:number-rows-spanned="1">
            <text:p>Main node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Secondary node</text:p>
          </table:table-cell>
          <table:covered-table-cell table:style-name="ce18"/>
        </table:table-row>
        <table:table-row table:style-name="ro1">
          <table:table-cell table:style-name="ce10" office:value-type="string" calcext:value-type="string" table:number-columns-spanned="1" table:number-rows-spanned="2">
            <text:p>OFF</text:p>
          </table:table-cell>
          <table:table-cell table:style-name="ce19" table:number-columns-spanned="2" table:number-rows-spanned="1"/>
          <table:covered-table-cell table:style-name="ce20"/>
          <table:table-cell table:style-name="ce30" office:value-type="string" calcext:value-type="string" table:number-columns-spanned="1" table:number-rows-spanned="21">
            <text:p>OFF</text:p>
          </table:table-cell>
          <table:table-cell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covered-table-cell table:style-name="ce11"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office:value-type="string" calcext:value-type="string">
            <text:p>Sensor detection</text:p>
          </table:table-cell>
        </table:table-row>
        <table:table-row table:style-name="ro1">
          <table:table-cell office:value-type="string" calcext:value-type="string">
            <text:p>Turn on</text:p>
          </table:table-cell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 office:value-type="string" calcext:value-type="string">
            <text:p>ESPnow config</text:p>
          </table:table-cell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main node</text:p>
          </table:table-cell>
          <table:table-cell/>
          <table:table-cell office:value-type="string" calcext:value-type="string">
            <text:p>Calc partial time</text:p>
          </table:table-cell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nter mode</text:p>
          </table:table-cell>
          <table:table-cell table:number-columns-repeated="2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office:value-type="string" calcext:value-type="string">
            <text:p>Show time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office:value-type="string" calcext:value-type="string">
            <text:p>Set node struct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office:value-type="string" calcext:value-type="string">
            <text:p>Enter mode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table:style-name="Default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table:style-name="Default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office:value-type="string" calcext:value-type="string">
            <text:p>Send when flag=1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table:style-name="ce33" office:value-type="string" calcext:value-type="string">
            <text:p>or every 5 seconds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Send to PC</text:p>
          </table:table-cell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nsor detectio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Calc partial time</text:p>
          </table:table-cell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office:value-type="string" calcext:value-type="string">
            <text:p>Give up linking</text:p>
          </table:table-cell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Press C button (exit mode)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Clean secondary node data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Exit mode &amp; show menu</text:p>
          </table:table-cell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this node as the main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Turn on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xit mode and show menu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SPnow config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how time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office:value-type="string" calcext:value-type="string">
            <text:p>Rx link msg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office:value-type="string" calcext:value-type="string">
            <text:p>Mark node 2 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nsor detectio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Rx link msg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Mark node 1 on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office:value-type="string" calcext:value-type="string" table:number-columns-spanned="2" table:number-rows-spanned="1">
            <text:p>…</text:p>
          </table:table-cell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Consider link broke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Clean main node data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this node as the mai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xit mode &amp; show menu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Unable to comm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style-name="ce30" office:value-type="string" calcext:value-type="string" table:number-columns-spanned="1" table:number-rows-spanned="11">
            <text:p>OFF</text:p>
          </table:table-cell>
          <table:table-cell/>
          <table:table-cell office:value-type="string" calcext:value-type="string">
            <text:p>Show menu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main nod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ark node 2 off</text:p>
          </table:table-cell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nter m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ve up linking</text:p>
          </table:table-cell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/>
          <table:table-cell table:style-name="ce19" table:number-columns-spanned="2" table:number-rows-spanned="1"/>
          <table:covered-table-cell table:number-columns-repeated="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et node struct</text:p>
          </table:table-cell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nter mode</text:p>
          </table:table-cell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nsider link broken</text:p>
          </table:table-cell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lean secondary node data</text:p>
          </table:table-cell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xit mode &amp; show menu</text:p>
          </table:table-cell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19" table:number-columns-spanned="2" table:number-rows-spanned="1"/>
          <table:covered-table-cell/>
          <table:table-cell office:value-type="string" calcext:value-type="string">
            <text:p>Consider link broken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style-name="ce19" table:number-columns-spanned="2" table:number-rows-spanned="1"/>
          <table:covered-table-cell/>
          <table:table-cell office:value-type="string" calcext:value-type="string">
            <text:p>Clean main node data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style-name="ce19" table:number-columns-spanned="2" table:number-rows-spanned="1"/>
          <table:covered-table-cell/>
          <table:table-cell office:value-type="string" calcext:value-type="string">
            <text:p>Set this node as the main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office:value-type="string" calcext:value-type="string">
            <text:p>Exit mode &amp; show menu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he nodes are working</text:p>
          </table:table-cell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The secondary has been reseted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nsider link broken</text:p>
          </table:table-cell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lean secondary node data</text:p>
          </table:table-cell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xit mode &amp; show menu</text:p>
          </table:table-cell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8"/>
        </table:table-row>
        <table:table-row table:style-name="ro1" table:number-rows-repeated="104846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Fin_20_de_20_línea_20_2" draw:display-name="Fin de línea 2" svg:viewBox="0 0 836 110" svg:d="M0 0h278 278 280v36 36 38h-278-278-280v-36-36z"/>
    <draw:stroke-dash draw:name="Dashed_20__28_var_29_" draw:display-name="Dashed (var)" draw:style="rect" draw:dots1="1" draw:dots1-length="197%" draw:distance="127%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/00/0000</text:date>, <text:time style:data-style-name="N2" text:time-value="20:55:03.05355747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22:43:43.886975065</meta:creation-date>
    <dc:date>2022-02-15T20:59:40.402248081</dc:date>
    <meta:editing-duration>P1DT10H2M41S</meta:editing-duration>
    <meta:editing-cycles>90</meta:editing-cycles>
    <meta:generator>LibreOffice/6.4.7.2$Linux_X86_64 LibreOffice_project/40$Build-2</meta:generator>
    <meta:document-statistic meta:table-count="3" meta:cell-count="191" meta:object-count="108"/>
  </office:meta>
</office:document-meta>
</file>